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 a todos,</text:span><text:span text:style-name="T2"> </text:span><text:span text:style-name="T1">meu nome é Eduardo Guerra, estamos aqui no curso de Orientação a Objetos com Java.</text:span><text:span text:style-name="T2"> </text:span><text:span text:style-name="T1">Hoje vamos ver pouquinho mais sobre testes automatizados,</text:span><text:span text:style-name="T2"> </text:span><text:span text:style-name="T1">hoje vamos como utilizar aqueles métodos de inicialização, finalização e</text:span><text:span text:style-name="T2"> </text:span><text:span text:style-name="T1">entender como que eles funcionam, qual é a ordem que eles são chamados.</text:span><text:span text:style-name="T2"> </text:span><text:span text:style-name="T1">Para isso a gente vai fazer exercício que a gente vai criar uma classe de testes com</text:span><text:span text:style-name="T2"> </text:span><text:span text:style-name="T1">3 testes, todos esses métodos de Before, BeforeClass,</text:span><text:span text:style-name="T2"> </text:span><text:span text:style-name="T1">o After, o AfterClass e vamos ver a ordem que isso daí executa,</text:span><text:span text:style-name="T2"> </text:span><text:span text:style-name="T1">então vamos fazer uma brincadeira aqui, não vamos criar exatamente teste,</text:span><text:span text:style-name="T2"> </text:span><text:span text:style-name="T1">mas para a gente fixar e ver na prática como,</text:span><text:span text:style-name="T2"> </text:span><text:span text:style-name="T1">qual é a ordem que esses métodos são invocados pelo JUnit.</text:span><text:span text:style-name="T2"> </text:span><text:span text:style-name="T1">Está pronto?</text:span><text:span text:style-name="T2"> </text:span><text:span text:style-name="T1">Vamos criar aqui então projeto, novo projeto,</text:span><text:span text:style-name="T2"> </text:span><text:span text:style-name="T1">vou chamar aqui de AntesDepois.</text:span><text:span text:style-name="T2"> </text:span><text:span text:style-name="T1">Nessa aula aqui eu vou mostrar jeito</text:span><text:span text:style-name="T2"> </text:span><text:span text:style-name="T1">talvez pouco mais simples de adicionar o JUnit no seu projeto.</text:span><text:span text:style-name="T2"> </text:span><text:span text:style-name="T1">Simplesmente se você não tem o JUnit ainda aí você manda</text:span><text:span text:style-name="T2"> </text:span><text:span text:style-name="T1">adicionar caso de teste do JUnit está?</text:span><text:span text:style-name="T2"> </text:span><text:span text:style-name="T1">Eu vou criar aqui o AntesDepois certo?</text:span><text:span text:style-name="T2"> </text:span><text:span text:style-name="T1">Quando eu der finish ele vai me perguntar, está vendo,</text:span><text:span text:style-name="T2"> </text:span><text:span text:style-name="T1">se eu quero que adicione o JUnit no class path do projeto.</text:span><text:span text:style-name="T2"> </text:span><text:span text:style-name="T1">Class path seria ali os locais onde ele vai procurar bibliotecas,</text:span><text:span text:style-name="T2"> </text:span><text:span text:style-name="T1">onde vai procurar classes, está certo?</text:span><text:span text:style-name="T2"> </text:span><text:span text:style-name="T1">Então eu confirmo aqui e eu posso ver aqui que ele adicionou o JUnit aqui,</text:span><text:span text:style-name="T2"> </text:span><text:span text:style-name="T1">era o que eu queria, está?</text:span><text:span text:style-name="T2"> </text:span><text:span text:style-name="T1">Então o que eu vou fazer?</text:span><text:span text:style-name="T2"> </text:span><text:span text:style-name="T1">Eu vou criar 3 testes certo?</text:span><text:span text:style-name="T2"> </text:span><text:span text:style-name="T1">E eu vou imprimir aqui cada vou</text:span><text:span text:style-name="T2"> </text:span><text:span text:style-name="T1">botar aqui teste A,</text:span><text:span text:style-name="T2"> </text:span><text:span text:style-name="T1">vamos botar 1 aqui, eu vou colocar igualzinho está no método, não é?</text:span><text:span text:style-name="T2"> </text:span><text:span text:style-name="T1">Então teste 1,</text:span><text:span text:style-name="T2"> </text:span><text:span text:style-name="T1">o teste 2 e o teste 3, certo?</text:span><text:span text:style-name="T2"> </text:span><text:span text:style-name="T1">Então ele vai imprimir aqui.</text:span><text:span text:style-name="T2"> </text:span><text:span text:style-name="T1">Então se eu mandar o JUnit rodar essa classe,</text:span><text:span text:style-name="T2"> </text:span><text:span text:style-name="T1">ele vai ter que rodar os 3 testes está?</text:span><text:span text:style-name="T2"> </text:span><text:span text:style-name="T1">Então se eu der play aqui ele vai executar, está certo?</text:span><text:span text:style-name="T2"> </text:span><text:span text:style-name="T1">Ele rodou aqui os testes, não é, como a gente não está testando nada ok?</text:span><text:span text:style-name="T2"> </text:span><text:span text:style-name="T1">Mas ele está imprimindo aqui no console Teste 1, Teste 2 e o Teste 3, está?</text:span><text:span text:style-name="T2"> </text:span><text:span text:style-name="T1">Então eu vou adicionar agora aqui método que vai ter o Before, certo?</text:span><text:span text:style-name="T2"> </text:span><text:span text:style-name="T1">Então eu vou criar aqui public void Before.</text:span><text:span text:style-name="T2"> </text:span><text:span text:style-name="T1">No caso método não precisa chamar Before, ele pode ter qualquer nome,</text:span><text:span text:style-name="T2"> </text:span><text:span text:style-name="T1">eu estou colocando Before aqui simplesmente para a gente saber não é?</text:span><text:span text:style-name="T2"> </text:span><text:span text:style-name="T1">Certo, então vou colocar aqui ele rodou o método que tem o @Before.</text:span><text:span text:style-name="T2"> </text:span><text:span text:style-name="T1">No caso aqui eu preciso importar, eu vou usar o próprio Eclipse aqui</text:span><text:span text:style-name="T2"> </text:span><text:span text:style-name="T1">a ajuda do Eclipse para importar esse Before, certo?</text:span><text:span text:style-name="T2"> </text:span><text:span text:style-name="T1">Vou colocar aqui também método After, certo?</text:span><text:span text:style-name="T2"> </text:span><text:span text:style-name="T1">Vou chamar o método com o mesmo nome, de After,</text:span><text:span text:style-name="T2"> </text:span><text:span text:style-name="T1">e vou imprimir,</text:span><text:span text:style-name="T2"> </text:span><text:span text:style-name="T1">opa faltou o s aqui, vou imprimir o @After aqui.</text:span><text:span text:style-name="T2"> </text:span><text:span text:style-name="T1">Então vou salvar</text:span><text:span text:style-name="T2"> </text:span><text:span text:style-name="T1">faltou aqui importar o After, certo?</text:span><text:span text:style-name="T2"> </text:span><text:span text:style-name="T1">Então eu salvo, eu vou rodar,</text:span><text:span text:style-name="T2"> </text:span><text:span text:style-name="T1">vamos ver o que é que ele vai estar imprimindo ali no console, certo?</text:span><text:span text:style-name="T2"> </text:span><text:span text:style-name="T1">Note que antes de cada teste ele roda o Before antes e o After depois, está?</text:span><text:span text:style-name="T2"> </text:span><text:span text:style-name="T1">Então ele vai rodar Before, Teste 1, After, Before, Teste 2, After,</text:span><text:span text:style-name="T2"> </text:span><text:span text:style-name="T1">Before, Teste 3, After certo?</text:span><text:span text:style-name="T2"> </text:span><text:span text:style-name="T1">Vamos ver agora como que se comporta métodos que tem o BeforeClass</text:span><text:span text:style-name="T2"> </text:span><text:span text:style-name="T1">já vou pedir uma ajuda aqui para o Eclipse achar essa classe para mim, certo?</text:span><text:span text:style-name="T2"> </text:span><text:span text:style-name="T1">Ele achou, public void</text:span><text:span text:style-name="T2"> </text:span><text:span text:style-name="T1">BeforeClass está?</text:span><text:span text:style-name="T2"> </text:span><text:span text:style-name="T1">Então eu vou imprimir aqui o</text:span><text:span text:style-name="T2"> </text:span><text:span text:style-name="T1">@ opa BeforeClass certo?</text:span><text:span text:style-name="T2"> </text:span><text:span text:style-name="T1">E eu vou colocar aqui da mesma forma o AfterClass, certo?</text:span><text:span text:style-name="T2"> </text:span><text:span text:style-name="T1">Já pedi para o Eclipse adicionar ali para mim também, certo?</text:span><text:span text:style-name="T2"> </text:span><text:span text:style-name="T1">Então AfterClass vou estar adicionando aqui, mandando imprimir, está?</text:span><text:span text:style-name="T2"> </text:span><text:span text:style-name="T1">Só para vocês não falarem que eu estou, que sou daqueles professores</text:span><text:span text:style-name="T2"> </text:span><text:span text:style-name="T1">que falam que " eu errei de propósito" e na</text:span><text:span text:style-name="T2"> </text:span><text:span text:style-name="T1">verdade errou mesmo eu vou falar aqui que vai dar erro está?</text:span><text:span text:style-name="T2"> </text:span><text:span text:style-name="T1">Então eu estou errando mesmo de propósito aqui para vocês verem, está?</text:span><text:span text:style-name="T2"> </text:span><text:span text:style-name="T1">Bom quando eu rodar aqui, certo?</text:span><text:span text:style-name="T2"> </text:span><text:span text:style-name="T1">Ele tem que dar esse problema "Initialization error" está?</text:span><text:span text:style-name="T2"> </text:span><text:span text:style-name="T1">Então note que ele fala aqui o método BeforeClass ele tem que ser estático está?</text:span><text:span text:style-name="T2"> </text:span><text:span text:style-name="T1">E o método AfterClass também tem que ser estático.</text:span><text:span text:style-name="T2"> </text:span><text:span text:style-name="T1">Essa foi uma questão aqui que eu não, preferi deixar para a aula prática e não</text:span><text:span text:style-name="T2"> </text:span><text:span text:style-name="T1">dei muita ênfase durante a aula que eu falei sobre isso está?</text:span><text:span text:style-name="T2"> </text:span><text:span text:style-name="T1">Mas tanto o método BeforeClass quanto o AfterClass ele tem que ser estático</text:span><text:span text:style-name="T2"> </text:span><text:span text:style-name="T1">então eu vou colocar os métodos aqui como estático está?</text:span><text:span text:style-name="T2"> </text:span><text:span text:style-name="T1">Isso aqui é uma exigência aqui do próprio JUnit está?</text:span><text:span text:style-name="T2"> </text:span><text:span text:style-name="T1">E agora sim eu vou rodar e eles, e vai funcionar, está?</text:span><text:span text:style-name="T2"> </text:span><text:span text:style-name="T1">Note que diferente do AfterClass e do BeforeClass,</text:span><text:span text:style-name="T2"> </text:span><text:span text:style-name="T1">diferente do Before e do After,</text:span><text:span text:style-name="T2"> </text:span><text:span text:style-name="T1">o BeforeClass ele vai rodar antes de todos os teste e o AfterClass</text:span><text:span text:style-name="T2"> </text:span><text:span text:style-name="T1">ele vai rodar depois de todos os testes, uma vez só cada.</text:span><text:span text:style-name="T2"> </text:span><text:span text:style-name="T1">Diferente do After e o Before que ele roda uma vez para cada teste, está?</text:span><text:span text:style-name="T2"> </text:span><text:span text:style-name="T1">Então o objetivo dessa aula é que você não esqueça mais essa ordem, não é?</text:span><text:span text:style-name="T2"> </text:span><text:span text:style-name="T1">A diferença do Before, do After, do BeforeClass e do AfterClass,</text:span><text:span text:style-name="T2"> </text:span><text:span text:style-name="T1">vendo assim na prática como que a ordem aqui que é executado,</text:span><text:span text:style-name="T2"> </text:span><text:span text:style-name="T1">que você não esqueça mais essa,</text:span><text:span text:style-name="T2"> </text:span><text:span text:style-name="T1">esse detalhe aí das classes de teste que a gente vai utilizar</text:span><text:span text:style-name="T2"> </text:span><text:span text:style-name="T3">bastante nos próximos exercícios daqui para </text:span><text:soft-page-break/><text:span text:style-name="T3">a frente no curso inteiro, está ok?</text:span><text:span text:style-name="T2"> </text:span><text:span text:style-name="T3">Continue ligado no nosso curso, muito obrigado por assistir à aula.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1.6.2$Windows_x86 LibreOffice_project/07ac168c60a517dba0f0d7bc7540f5afa45f0909</meta:generator>
    <dc:date>2017-01-17T08:25:45.033000000</dc:date>
    <meta:document-statistic meta:table-count="0" meta:image-count="0" meta:object-count="0" meta:page-count="2" meta:paragraph-count="1" meta:word-count="886" meta:character-count="4809" meta:non-whitespace-character-count="3922"/>
    <meta:user-defined meta:name="Info 1"/>
    <meta:user-defined meta:name="Info 2"/>
    <meta:user-defined meta:name="Info 3"/>
    <meta:user-defined meta:name="Info 4"/>
  </office:meta>
</office:document-meta>
</file>